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njunto/sum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{}</text:p>
          </table:table-cell>
          <table:table-cell table:style-name="ce5" office:value-type="string" calcext:value-type="string">
            <text:p>V</text:p>
          </table:table-cell>
          <table:table-cell table:number-columns-repeated="7" table:style-name="ce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table:number-columns-repeated="4" table:style-name="ce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table:number-columns-repeated="4" table:style-name="ce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V</text:p>
          </table:table-cell>
          <table:table-cell table:number-columns-repeated="3" table:style-name="ce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V</text:p>
          </table:table-cell>
          <table:table-cell table:number-columns-repeated="3" table:style-name="ce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4"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style-name="ce8" office:value-type="string" calcext:value-type="string">
            <text:p>V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101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